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2e8aa" officeooo:paragraph-rsid="0002e8aa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02e8aa" officeooo:paragraph-rsid="0002e8aa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line-height="150%"/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anium</text:p>
      <text:p text:style-name="P2">David Guetta</text:p>
      <text:p text:style-name="Standard"/>
      <text:section text:style-name="Sect1" text:name="Seção1">
        <text:p text:style-name="P3">You shout it out<text:line-break/>But I can't hear a word you say<text:line-break/>I'm talking loud, not saying much<text:line-break/>I'm criticized<text:line-break/>But all your bullets ricochet<text:line-break/>You shoot me down, but I get up</text:p>
        <text:p text:style-name="P3">I'm bulletproof, nothing to lose<text:line-break/>Fire away, fire away<text:line-break/>Ricochet, you take your aim<text:line-break/>Fire away, fire away</text:p>
        <text:p text:style-name="P3">You shoot me down, but I won't fall<text:line-break/>I am titanium<text:line-break/>You shoot me down, but I won't fall<text:line-break/>I am titanium</text:p>
        <text:p text:style-name="P3">Cut me down<text:line-break/>But it's you who'll have further to fall<text:line-break/>Ghost town and haunted love<text:line-break/>Raise your voice<text:line-break/>Sticks and stones may break my bones<text:line-break/>Talking loud, not saying much</text:p>
        <text:p text:style-name="P3">I'm bulletproof, nothing to lose<text:line-break/>Fire away, fire away<text:line-break/>Ricochet, you take your aim<text:line-break/>Fire away, fire away</text:p>
        <text:p text:style-name="P3">You shoot me down, but I won't fall<text:line-break/>I am titanium<text:line-break/>You shoot me down, but I won't fall<text:line-break/>I am titanium</text:p>
      </text:section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4:47:35.238443148</meta:creation-date>
    <dc:date>2025-06-03T14:51:14.344023077</dc:date>
    <meta:editing-duration>PT3M39S</meta:editing-duration>
    <meta:editing-cycles>1</meta:editing-cycles>
    <meta:document-statistic meta:table-count="0" meta:image-count="0" meta:object-count="0" meta:page-count="1" meta:paragraph-count="8" meta:word-count="147" meta:character-count="745" meta:non-whitespace-character-count="606"/>
    <meta:generator>LibreOffice/24.2.7.2$Linux_X86_64 LibreOffice_project/420$Build-2</meta:generator>
  </office:meta>
</office:document-meta>
</file>